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style:line-height-at-least="0.1874in"/>
    </style:style>
    <style:style style:name="P2" style:family="paragraph" style:parent-style-name="Standard">
      <style:paragraph-properties style:line-height-at-least="0.1874in"/>
      <style:text-properties fo:color="#333333" style:font-name="Verdana" fo:font-size="9pt"/>
    </style:style>
    <style:style style:name="T1" style:family="text">
      <style:text-properties fo:color="#333333"/>
    </style:style>
    <style:style style:name="T2" style:family="text">
      <style:text-properties fo:color="#333333" style:font-name="Verdana" fo:font-size="9pt"/>
    </style:style>
    <style:style style:name="T3" style:family="text">
      <style:text-properties fo:color="#333333" style:font-name="Verdana" fo:font-size="9pt"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Use the thank you card to tell the givers how you used it. For example: </text:span><text:line-break/><text:line-break/><text:span text:style-name="T2">Dear Terry and Vicky, </text:span><text:line-break/><text:line-break/><text:span text:style-name="T2">Todd and I wanted to thank you greatly for the check you sent for a wedding gift. We are saving to buy a new car, and your gift will help us reach our goal. We can’t wait to take you for a spin around the neighborhood. </text:span><text:line-break/><text:line-break/><text:span text:style-name="T2">Best wishes, </text:span><text:line-break/><text:line-break/><text:span text:style-name="T2">Christine Markham </text:span><text:line-break/><text:line-break/><text:line-break/><text:span text:style-name="T3">A thank you card for an item off of your registry</text:span><text:span text:style-name="T1"> </text:span><text:line-break/><text:line-break/><text:span text:style-name="T2">Dear Jack, </text:span><text:line-break/><text:line-break/><text:span text:style-name="T2">I am writing to thank you for the place setting of china that you so kindly sent for a wedding gift. Todd and I now have a service for eight. I’m sure we’ll use it for years to come. Wedding china is such a thoughtful gift and an instant family heirloom. </text:span><text:line-break/><text:line-break/><text:span text:style-name="T2">Thanks again, </text:span><text:line-break/><text:line-break/><text:span text:style-name="T2">Christine Markham </text:span> </text:p>
      <text:p text:style-name="P2"/>
      <text:p text:style-name="P1"><text:span text:style-name="T3">A thank you card for someone who sent a gift but wasn’t at the wedding</text:span><text:span text:style-name="T1"> </text:span><text:line-break/><text:line-break/><text:span text:style-name="T2">Dear Mr. Jacobs, </text:span><text:line-break/><text:line-break/><text:span text:style-name="T2">Thank you so much for the gold-plated doodad you sent Christine and me as a wedding gift. It was so thoughtful of you! I’m so sorry that you couldn’t attend the wedding – it was romantic and went just as planned. I’d love to get together soon so you can see the pictures! </text:span><text:line-break/><text:line-break/><text:span text:style-name="T2">Best, </text:span><text:line-break/><text:line-break/><text:span text:style-name="T2">Todd Markham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Jeff Stanley – 6 scotch glasses</text:p>
      <text:p text:style-name="Standard">Jeff,</text:p>
      <text:p text:style-name="Standard"/>
      <text:p text:style-name="Standard">Thank you for coming to the wedding and for the scotch glasses! Can't go wrong with the gift of alcohol aids, right? :) Kelly and I would love to have you come visit and enjoy some scotch with us at our new house in Laurel (we can serve other drinks too of course..). </text:p>
      <text:p text:style-name="Standard"/>
      <text:p text:style-name="Standard">Hope you have been well!,</text:p>
      <text:p text:style-name="Standard">Kelly and Mike Stanley</text:p>
      <text:p text:style-name="Standard"/>
      <text:p text:style-name="Standard"/>
      <text:p text:style-name="Standard">Angie and John Martin – 4 denby mugs</text:p>
      <text:p text:style-name="Standard">John and Mrs. Martin,</text:p>
      <text:p text:style-name="Standard"/>
      <text:p text:style-name="Standard">Thank you both for coming to the wedding, and for the gift of the mugs. Kelly and I both appreciate the support by both of you, and John, for performing the Deacon's liturgical duties at Mass. It certainly helped make our special day even more so. </text:p>
      <text:p text:style-name="Standard"/>
      <text:p text:style-name="Standard">Love,</text:p>
      <text:p text:style-name="Standard">Kelly and Mike Stanley</text:p>
      <text:p text:style-name="Standard"/>
      <text:p text:style-name="Standard"/>
      <text:p text:style-name="Standard"/>
      <text:p text:style-name="Standard">Brian Grubel – Stepladder</text:p>
      <text:p text:style-name="Standard"/>
      <text:p text:style-name="Standard">Brian,</text:p>
      <text:p text:style-name="Standard"/>
      <text:p text:style-name="Standard">I hope you enjoyed your time at Kelly's and my wedding, it was a very special time for us and we are glad that you could come. Thank you for coming and for the stepladder, it has come in handy many times at the new house.</text:p>
      <text:p text:style-name="Standard"/>
      <text:p text:style-name="Standard">We hope you have been well,</text:p>
      <text:p text:style-name="Standard">Kelly and Mike Stanley</text:p>
      <text:p text:style-name="Standard"/>
      <text:p text:style-name="Standard"/>
      <text:p text:style-name="Standard">Zach Wilkes – steak Knives</text:p>
      <text:p text:style-name="Standard"/>
      <text:p text:style-name="Standard">Zach! I'm so sorry you couldn't make it to the wedding and I hope you have been doing well since. We'll have to get together soon, perhaps for some steak and scotch here at Kelly's and my new house in Laurel! </text:p>
      <text:p text:style-name="Standard"/>
      <text:p text:style-name="Standard">Thank you so much for the knives, they're awesome.</text:p>
      <text:p text:style-name="Standard"/>
      <text:p text:style-name="Standard">Talk to you soon,</text:p>
      <text:p text:style-name="Standard">Kelly and Mike Stanley</text:p>
      <text:p text:style-name="Standard"/>
      <text:p text:style-name="Standard">Greg and Maureen – Iron and Toaster oven</text:p>
      <text:p text:style-name="Standard"/>
      <text:p text:style-name="Standard">Greg and Maureen,</text:p>
      <text:p text:style-name="Standard"><text:soft-page-break/>Kelly and I were very happy to have you both at to our wedding. It was a very special time for us and we were so happy to share it with the both of you. Thank you for the gifts; the toaster oven is a lifesaver (I'm not good at Cooking... and you know who's talking), and the iron is one of those basic needs that somehow neither one of us had.</text:p>
      <text:p text:style-name="Standard"/>
      <text:p text:style-name="Standard">Thank you so much, and we would love to get together soon! </text:p>
      <text:p text:style-name="Standard"/>
      <text:p text:style-name="Standard">Kelly and Mike Stanley</text:p>
      <text:p text:style-name="Standard"/>
      <text:p text:style-name="Standard"/>
      <text:p text:style-name="Standard">Darby and Susan Smith – Silverware 1 place</text:p>
      <text:p text:style-name="Standard"/>
      <text:p text:style-name="Standard">Mr. and Mrs. Smith,</text:p>
      <text:p text:style-name="Standard"/>
      <text:p text:style-name="Standard">Thank you both so much for the gift and we missed the opportunity to meet you. I know my mother has enjoyed your friendship and she has spoken highly of you. We are already enjoying your gift of the silverware and it complements our table nicely. </text:p>
      <text:p text:style-name="Standard"/>
      <text:p text:style-name="Standard"/>
      <text:p text:style-name="Standard">Walter Garvin – 100</text:p>
      <text:p text:style-name="Standard"/>
      <text:p text:style-name="Standard">Walt,</text:p>
      <text:p text:style-name="Standard"/>
      <text:p text:style-name="Standard">So sorry you couldn't come! I have always enjoyed your company and I look forward to introducing you to my wife, Kelly. I hope to see you soon. Thank you for the check, it really helps with improvements to our new house in Laurel, Md. </text:p>
      <text:p text:style-name="Standard"/>
      <text:p text:style-name="Standard">Mike and Kelly Stanley</text:p>
      <text:p text:style-name="Standard"/>
      <text:p text:style-name="Standard"/>
      <text:p text:style-name="Standard"/>
      <text:p text:style-name="Standard">Glenn and June – 75</text:p>
      <text:p text:style-name="Standard"/>
      <text:p text:style-name="Standard">Aunt June and Uncle Glenn,</text:p>
      <text:p text:style-name="Standard"/>
      <text:p text:style-name="Standard">Thank you so much for coming to our wedding and for your check; the new house really can use the funds! Hopefully when it is in some better condition we would love to have you both come out. We hope you enjoyed your time at our wedding, we were so fortunate to have such a beautiful day and share it so many good friends and close family. </text:p>
      <text:p text:style-name="Standard"/>
      <text:p text:style-name="Standard">Hope to see you both soon,</text:p>
      <text:p text:style-name="Standard">Kelly and Mike Stanley</text:p>
      <text:p text:style-name="Standard"/>
      <text:p text:style-name="Standard">Grubels – 200</text:p>
      <text:p text:style-name="Standard"/>
      <text:p text:style-name="Standard">Mr. and Mrs. Grubel,</text:p>
      <text:p text:style-name="Standard"/>
      <text:p text:style-name="Standard">Thank you so much for coming to our wedding and we hope you enjoyed your time there. We were so happy to share such a beautiful day with everyone who could come, and it made it all the more special <text:soft-page-break/>to share it with good friends and family. My mother made the point of telling me how much she talking to you both. Thank you for the check, it certainly helps with the new house and starting our new life together. </text:p>
      <text:p text:style-name="Standard"/>
      <text:p text:style-name="Standard"/>
      <text:p text:style-name="Standard">Gary and Stephanie Rubeling – 50</text:p>
      <text:p text:style-name="Standard"/>
      <text:p text:style-name="Standard">Mr. and Mrs. Rubeling,</text:p>
      <text:p text:style-name="Standard">Thank you for coming to our wedding and for your gift! It was a very special day for us and we were so happy to share it with such good people! Things are very much put into perspective by events like you have endured with your family recently, and Kelly and I take to heart the strength those around us show. Our prayers are with you and your family, and thank you for being such an example of good family!</text:p>
      <text:p text:style-name="Standard"/>
      <text:p text:style-name="Standard">Love,</text:p>
      <text:p text:style-name="Standard">Kelly and Mike Stanley</text:p>
      <text:p text:style-name="Standard"/>
      <text:p text:style-name="Standard"/>
      <text:p text:style-name="Standard">Terry and Jerry Boncavage – 50</text:p>
      <text:p text:style-name="Standard"/>
      <text:p text:style-name="Standard">Check to see if they came!</text:p>
      <text:p text:style-name="Standard">Mention the new house. Renovating. Thanks for coming. Sorry you couldn't be there. Missed your presence. </text:p>
      <text:p text:style-name="Standard"/>
      <text:p text:style-name="Standard"/>
      <text:p text:style-name="Standard">Hadro family – 50</text:p>
      <text:p text:style-name="Standard"/>
      <text:p text:style-name="Standard">Mr. and Mrs. Hadro,</text:p>
      <text:p text:style-name="Standard"/>
      <text:p text:style-name="Standard">Thank you both for coming to our wedding and for the gift! <text:s/>I have so many great memories of good times with your family, and I know you had other family obligations but it was very special to have you both there and meet my wife. Thank you for the check, it really helps with the renovation project of our new home.</text:p>
      <text:p text:style-name="Standard"/>
      <text:p text:style-name="Standard">Love,</text:p>
      <text:p text:style-name="Standard">Mike and Kelly Stanley</text:p>
      <text:p text:style-name="Standard"/>
      <text:p text:style-name="Standard">Roy and Gale Romsburg – 100</text:p>
      <text:p text:style-name="Standard"/>
      <text:p text:style-name="Standard">Mr. and Mrs. Romsburg,</text:p>
      <text:p text:style-name="Standard"/>
      <text:p text:style-name="Standard">I hope you <text:s text:c="2"/>Thank you very much for the check, it really helps with the renovation project of our new home. We are hoping to make it to your halloween party on the 27th, thank you for the invitation!</text:p>
      <text:p text:style-name="Standard"/>
      <text:p text:style-name="Standard">halloween party 27th!</text:p>
      <text:p text:style-name="Standard"/>
      <text:p text:style-name="Standard"/>
      <text:p text:style-name="Standard">Bucheitt – 50</text:p>
      <text:p text:style-name="Standard"/>
      <text:p text:style-name="Standard"><text:soft-page-break/>Mr. and Mrs. Bucheitt,</text:p>
      <text:p text:style-name="Standard"/>
      <text:p text:style-name="Standard">Thank you both for coming to our wedding and for your gift! </text:p>
      <text:p text:style-name="Standard"/>
      <text:p text:style-name="Standard"/>
      <text:p text:style-name="Standard"/>
      <text:p text:style-name="Standard">Sarah and Chris Pigula – 100</text:p>
      <text:p text:style-name="Standard"/>
      <text:p text:style-name="Standard">Beverly Brandt – 35</text:p>
      <text:p text:style-name="Standard"/>
      <text:p text:style-name="Standard">House, gift. Longer note. Sorry you couldn't come. Would love to introduce you to my bride. See you soon?</text:p>
      <text:p text:style-name="Standard"/>
      <text:p text:style-name="Standard">Thomas Garvin – 100</text:p>
      <text:p text:style-name="Standard"/>
      <text:p text:style-name="Standard"/>
      <text:p text:style-name="Standard"/>
      <text:p text:style-name="Standard">Anita and Chuck Gill – Corningwear serving set</text:p>
      <text:p text:style-name="Standard"/>
      <text:p text:style-name="Standard">Celebrate with us, </text:p>
      <text:p text:style-name="Standard"/>
      <text:p text:style-name="Standard"/>
      <text:p text:style-name="Standard">Billy and Kristy – Crate and Barrel Beer glasses </text:p>
      <text:p text:style-name="Standard"/>
      <text:p text:style-name="Standard">Billy and Kristy,</text:p>
      <text:p text:style-name="Standard"/>
      <text:p text:style-name="Standard">Thank you both for coming all the way up from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meta:initial-creator>
    <meta:creation-date>2012-09-16T21:35:54</meta:creation-date>
    <dc:date>2012-10-09T23:51:14</dc:date>
    <dc:creator>Mike </dc:creator>
    <meta:editing-duration>PT5H25M18S</meta:editing-duration>
    <meta:editing-cycles>101</meta:editing-cycles>
    <meta:generator>LibreOffice/3.5$Linux_x86 LibreOffice_project/350m1$Build-2</meta:generator>
    <meta:document-statistic meta:table-count="0" meta:image-count="0" meta:object-count="0" meta:page-count="5" meta:paragraph-count="71" meta:word-count="1188" meta:character-count="6095" meta:non-whitespace-character-count="4932"/>
  </office:meta>
</office:document-meta>
</file>